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996e7" officeooo:paragraph-rsid="001c0d2d"/>
    </style:style>
    <style:style style:name="P2" style:family="paragraph" style:parent-style-name="Standard">
      <style:text-properties style:font-name="Arial" officeooo:rsid="001c0d2d" officeooo:paragraph-rsid="001c0d2d"/>
    </style:style>
    <style:style style:name="P3" style:family="paragraph" style:parent-style-name="Standard">
      <style:text-properties style:font-name="Arial" officeooo:rsid="001c0d2d" officeooo:paragraph-rsid="00222f3c"/>
    </style:style>
    <style:style style:name="P4" style:family="paragraph" style:parent-style-name="Standard">
      <style:text-properties style:font-name="Arial" officeooo:rsid="001c0d2d" officeooo:paragraph-rsid="007bcb4f"/>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officeooo:rsid="001d01be" officeooo:paragraph-rsid="007bcb4f"/>
    </style:style>
    <style:style style:name="P7" style:family="paragraph" style:parent-style-name="Standard">
      <style:text-properties style:font-name="Arial" fo:font-weight="bold" officeooo:rsid="001c0d2d" officeooo:paragraph-rsid="001c0d2d" style:font-weight-asian="bold" style:font-weight-complex="bold"/>
    </style:style>
    <style:style style:name="P8"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9"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10" style:family="paragraph" style:parent-style-name="Standard">
      <style:text-properties style:font-name="Arial" fo:font-weight="bold" officeooo:rsid="0045840a" officeooo:paragraph-rsid="0045840a" style:font-weight-asian="bold" style:font-weight-complex="bold"/>
    </style:style>
    <style:style style:name="P11" style:family="paragraph" style:parent-style-name="Standard">
      <style:text-properties style:font-name="Arial" fo:font-weight="bold" officeooo:rsid="00489d1e" officeooo:paragraph-rsid="00489d1e" style:font-weight-asian="bold" style:font-weight-complex="bold"/>
    </style:style>
    <style:style style:name="P12" style:family="paragraph" style:parent-style-name="Standard">
      <style:text-properties style:font-name="Arial" officeooo:rsid="0045840a" officeooo:paragraph-rsid="0045840a"/>
    </style:style>
    <style:style style:name="P13" style:family="paragraph" style:parent-style-name="Standard">
      <style:text-properties style:font-name="Arial" officeooo:rsid="0045951f" officeooo:paragraph-rsid="0045951f"/>
    </style:style>
    <style:style style:name="P14" style:family="paragraph" style:parent-style-name="Standard">
      <style:text-properties style:font-name="Arial" officeooo:rsid="0045d552" officeooo:paragraph-rsid="0045840a"/>
    </style:style>
    <style:style style:name="P15" style:family="paragraph" style:parent-style-name="Standard">
      <style:text-properties style:font-name="Arial" officeooo:rsid="0045d552" officeooo:paragraph-rsid="0045d552"/>
    </style:style>
    <style:style style:name="P16" style:family="paragraph" style:parent-style-name="Standard">
      <style:text-properties style:font-name="Arial" officeooo:rsid="00489d1e" officeooo:paragraph-rsid="00489d1e"/>
    </style:style>
    <style:style style:name="P17" style:family="paragraph" style:parent-style-name="Standard">
      <style:text-properties style:font-name="Arial" officeooo:rsid="007d9e22" officeooo:paragraph-rsid="007d9e22"/>
    </style:style>
    <style:style style:name="P18" style:family="paragraph" style:parent-style-name="Standard">
      <style:text-properties style:font-name="Arial" officeooo:rsid="001e4e0c" officeooo:paragraph-rsid="001e4e0c"/>
    </style:style>
    <style:style style:name="P19" style:family="paragraph" style:parent-style-name="Standard">
      <style:text-properties style:font-name="Arial" officeooo:rsid="00809ba6" officeooo:paragraph-rsid="00809ba6"/>
    </style:style>
    <style:style style:name="P20"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1" style:family="paragraph" style:parent-style-name="Table_20_Contents">
      <style:text-properties style:font-name="Arial" fo:font-size="9pt" style:font-size-asian="9pt" style:font-size-complex="9pt"/>
    </style:style>
    <style:style style:name="P22" style:family="paragraph" style:parent-style-name="Table_20_Contents">
      <style:text-properties style:font-name="Arial" fo:font-size="9pt" officeooo:rsid="001996e7" officeooo:paragraph-rsid="001996e7" style:font-size-asian="9pt" style:font-size-complex="9pt"/>
    </style:style>
    <style:style style:name="P23" style:family="paragraph" style:parent-style-name="Table_20_Contents">
      <style:text-properties style:font-name="Arial" fo:font-size="9pt" officeooo:rsid="001996e7" officeooo:paragraph-rsid="005620a1" style:font-size-asian="9pt" style:font-size-complex="9pt"/>
    </style:style>
    <style:style style:name="P24" style:family="paragraph" style:parent-style-name="Table_20_Contents">
      <style:text-properties style:font-name="Arial" fo:font-size="9pt" officeooo:rsid="001e4e0c" officeooo:paragraph-rsid="001e4e0c" style:font-size-asian="9pt" style:font-size-complex="9pt"/>
    </style:style>
    <style:style style:name="P25" style:family="paragraph" style:parent-style-name="Table_20_Contents">
      <style:text-properties style:font-name="Arial" fo:font-size="9pt" officeooo:rsid="001a0f9b" officeooo:paragraph-rsid="001a0f9b" style:font-size-asian="9pt" style:font-size-complex="9pt"/>
    </style:style>
    <style:style style:name="P26" style:family="paragraph" style:parent-style-name="Table_20_Contents">
      <style:text-properties style:font-name="Arial" fo:font-size="9pt" officeooo:rsid="00222f3c" officeooo:paragraph-rsid="00222f3c" style:font-size-asian="9pt" style:font-size-complex="9pt"/>
    </style:style>
    <style:style style:name="P27" style:family="paragraph" style:parent-style-name="Table_20_Contents">
      <style:text-properties style:font-name="Arial" fo:font-size="9pt" officeooo:rsid="00222f3c" officeooo:paragraph-rsid="005620a1" style:font-size-asian="9pt" style:font-size-complex="9pt"/>
    </style:style>
    <style:style style:name="P28" style:family="paragraph" style:parent-style-name="Table_20_Contents">
      <style:text-properties style:font-name="Arial" fo:font-size="9pt" officeooo:rsid="0023f736" officeooo:paragraph-rsid="0023f736" style:font-size-asian="9pt" style:font-size-complex="9pt"/>
    </style:style>
    <style:style style:name="P29" style:family="paragraph" style:parent-style-name="Table_20_Contents">
      <style:text-properties style:font-name="Arial" fo:font-size="9pt" officeooo:rsid="00251591" officeooo:paragraph-rsid="00251591" style:font-size-asian="9pt" style:font-size-complex="9pt"/>
    </style:style>
    <style:style style:name="P30" style:family="paragraph" style:parent-style-name="Table_20_Contents">
      <style:text-properties style:font-name="Arial" fo:font-size="9pt" officeooo:rsid="0025ff68" officeooo:paragraph-rsid="0025ff68" style:font-size-asian="9pt" style:font-size-complex="9pt"/>
    </style:style>
    <style:style style:name="P31" style:family="paragraph" style:parent-style-name="Table_20_Contents">
      <style:text-properties style:font-name="Arial" fo:font-size="9pt" officeooo:rsid="002df181" officeooo:paragraph-rsid="002df181" style:font-size-asian="9pt" style:font-size-complex="9pt"/>
    </style:style>
    <style:style style:name="P32" style:family="paragraph" style:parent-style-name="Table_20_Contents">
      <style:text-properties style:font-name="Arial" fo:font-size="9pt" officeooo:rsid="002f23cd" officeooo:paragraph-rsid="002f23cd" style:font-size-asian="9pt" style:font-size-complex="9pt"/>
    </style:style>
    <style:style style:name="P33" style:family="paragraph" style:parent-style-name="Table_20_Contents">
      <style:text-properties style:font-name="Arial" fo:font-size="9pt" officeooo:rsid="00307258" officeooo:paragraph-rsid="00307258" style:font-size-asian="9pt" style:font-size-complex="9pt"/>
    </style:style>
    <style:style style:name="P34" style:family="paragraph" style:parent-style-name="Table_20_Contents">
      <style:text-properties style:font-name="Arial" fo:font-size="9pt" officeooo:rsid="00315176" officeooo:paragraph-rsid="00315176" style:font-size-asian="9pt" style:font-size-complex="9pt"/>
    </style:style>
    <style:style style:name="P35" style:family="paragraph" style:parent-style-name="Table_20_Contents">
      <style:text-properties style:font-name="Arial" fo:font-size="9pt" officeooo:rsid="0049edea" officeooo:paragraph-rsid="0049edea" style:font-size-asian="9pt" style:font-size-complex="9pt"/>
    </style:style>
    <style:style style:name="P36" style:family="paragraph" style:parent-style-name="Table_20_Contents">
      <style:text-properties style:font-name="Arial" fo:font-size="9pt" officeooo:rsid="004a8d1a" officeooo:paragraph-rsid="004a8d1a" style:font-size-asian="9pt" style:font-size-complex="9pt"/>
    </style:style>
    <style:style style:name="P37" style:family="paragraph" style:parent-style-name="Table_20_Contents">
      <style:text-properties style:font-name="Arial" fo:font-size="9pt" officeooo:rsid="004aa69c" officeooo:paragraph-rsid="004aa69c" style:font-size-asian="9pt" style:font-size-complex="9pt"/>
    </style:style>
    <style:style style:name="P38" style:family="paragraph" style:parent-style-name="Table_20_Contents">
      <style:text-properties style:font-name="Arial" fo:font-size="9pt" officeooo:rsid="0027dc15" officeooo:paragraph-rsid="0027dc15" style:font-size-asian="9pt" style:font-size-complex="9pt"/>
    </style:style>
    <style:style style:name="P39" style:family="paragraph" style:parent-style-name="Table_20_Contents">
      <style:text-properties style:font-name="Arial" fo:font-size="9pt" officeooo:rsid="004c3500" officeooo:paragraph-rsid="004c3500" style:font-size-asian="9pt" style:font-size-complex="9pt"/>
    </style:style>
    <style:style style:name="P40" style:family="paragraph" style:parent-style-name="Table_20_Contents">
      <style:text-properties style:font-name="Arial" fo:font-size="9pt" officeooo:rsid="002cf107" officeooo:paragraph-rsid="002cf107" style:font-size-asian="9pt" style:font-size-complex="9pt"/>
    </style:style>
    <style:style style:name="P41" style:family="paragraph" style:parent-style-name="Table_20_Contents">
      <style:text-properties style:font-name="Arial" fo:font-size="9pt" officeooo:rsid="002961bd" officeooo:paragraph-rsid="002961bd" style:font-size-asian="9pt" style:font-size-complex="9pt"/>
    </style:style>
    <style:style style:name="P42" style:family="paragraph" style:parent-style-name="Table_20_Contents">
      <style:text-properties style:font-name="Arial" fo:font-size="9pt" officeooo:rsid="004de377" officeooo:paragraph-rsid="004de377" style:font-size-asian="9pt" style:font-size-complex="9pt"/>
    </style:style>
    <style:style style:name="P43" style:family="paragraph" style:parent-style-name="Table_20_Contents">
      <style:text-properties style:font-name="Arial" fo:font-size="9pt" officeooo:rsid="004ea881" officeooo:paragraph-rsid="004ea881" style:font-size-asian="9pt" style:font-size-complex="9pt"/>
    </style:style>
    <style:style style:name="P44" style:family="paragraph" style:parent-style-name="Table_20_Contents">
      <style:text-properties style:font-name="Arial" fo:font-size="9pt" officeooo:rsid="005620a1" officeooo:paragraph-rsid="005620a1" style:font-size-asian="9pt" style:font-size-complex="9pt"/>
    </style:style>
    <style:style style:name="P45" style:family="paragraph" style:parent-style-name="Table_20_Contents">
      <style:text-properties style:font-name="Arial" fo:font-size="9pt" officeooo:rsid="008fa474" officeooo:paragraph-rsid="008fa474" style:font-size-asian="9pt" style:font-size-complex="9pt"/>
    </style:style>
    <style:style style:name="P46" style:family="paragraph" style:parent-style-name="Table_20_Contents">
      <style:text-properties style:font-name="Arial" fo:font-size="9pt" officeooo:rsid="00906019" officeooo:paragraph-rsid="00906019" style:font-size-asian="9pt" style:font-size-complex="9pt"/>
    </style:style>
    <style:style style:name="P47" style:family="paragraph" style:parent-style-name="Table_20_Contents">
      <style:text-properties style:font-name="Arial" fo:font-size="9pt" officeooo:rsid="00913108" officeooo:paragraph-rsid="00913108" style:font-size-asian="9pt" style:font-size-complex="9pt"/>
    </style:style>
    <style:style style:name="P48" style:family="paragraph" style:parent-style-name="Table_20_Contents">
      <style:text-properties style:font-name="Arial" fo:font-size="9pt" officeooo:rsid="0095fab8" officeooo:paragraph-rsid="0095fab8" style:font-size-asian="9pt" style:font-size-complex="9pt"/>
    </style:style>
    <style:style style:name="P49" style:family="paragraph" style:parent-style-name="Table_20_Contents">
      <style:text-properties style:font-name="Arial" fo:font-size="9pt" officeooo:rsid="0096ba4d" officeooo:paragraph-rsid="0096ba4d" style:font-size-asian="9pt" style:font-size-complex="9pt"/>
    </style:style>
    <style:style style:name="P50"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51"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1996e7" officeooo:paragraph-rsid="0069ff25"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222f3c" officeooo:paragraph-rsid="0096ba4d"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9" style:family="paragraph" style:parent-style-name="Table_20_Contents">
      <style:text-properties style:font-name="Arial" fo:font-size="9pt" fo:font-style="normal" officeooo:rsid="001a0f9b" officeooo:paragraph-rsid="00630ea2" style:font-size-asian="9pt" style:font-style-asian="normal" style:font-size-complex="9pt" style:font-style-complex="normal"/>
    </style:style>
    <style:style style:name="P60"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61"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62" style:family="paragraph" style:parent-style-name="Table_20_Contents">
      <style:text-properties style:font-name="Arial" fo:font-size="9pt" fo:font-style="normal" officeooo:rsid="002df181" officeooo:paragraph-rsid="0064379d" style:font-size-asian="9pt" style:font-style-asian="normal" style:font-size-complex="9pt" style:font-style-complex="normal"/>
    </style:style>
    <style:style style:name="P63" style:family="paragraph" style:parent-style-name="Table_20_Contents">
      <style:text-properties style:font-name="Arial" fo:font-size="9pt" fo:font-style="normal" officeooo:rsid="002df181" officeooo:paragraph-rsid="006f2fee" style:font-size-asian="9pt" style:font-style-asian="normal" style:font-size-complex="9pt" style:font-style-complex="normal"/>
    </style:style>
    <style:style style:name="P64"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65"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66" style:family="paragraph" style:parent-style-name="Table_20_Contents">
      <style:text-properties style:font-name="Arial" fo:font-size="9pt" fo:font-style="normal" officeooo:rsid="004aa69c" officeooo:paragraph-rsid="00658357" style:font-size-asian="9pt" style:font-style-asian="normal" style:font-size-complex="9pt" style:font-style-complex="normal"/>
    </style:style>
    <style:style style:name="P67"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68" style:family="paragraph" style:parent-style-name="Table_20_Contents">
      <style:text-properties style:font-name="Arial" fo:font-size="9pt" fo:font-style="normal" officeooo:rsid="004ea881" officeooo:paragraph-rsid="0065ce62" style:font-size-asian="9pt" style:font-style-asian="normal" style:font-size-complex="9pt" style:font-style-complex="normal"/>
    </style:style>
    <style:style style:name="P69" style:family="paragraph" style:parent-style-name="Table_20_Contents">
      <style:text-properties style:font-name="Arial" fo:font-size="9pt" fo:font-style="normal" officeooo:rsid="004ea881" officeooo:paragraph-rsid="006650d3" style:font-size-asian="9pt" style:font-style-asian="normal" style:font-size-complex="9pt" style:font-style-complex="normal"/>
    </style:style>
    <style:style style:name="P70" style:family="paragraph" style:parent-style-name="Table_20_Contents">
      <style:text-properties style:font-name="Arial" fo:font-size="9pt" fo:font-style="normal" officeooo:rsid="0048aaf8" officeooo:paragraph-rsid="0059c3c0" style:font-size-asian="9pt" style:font-style-asian="normal" style:font-size-complex="9pt" style:font-style-complex="normal"/>
    </style:style>
    <style:style style:name="P71" style:family="paragraph" style:parent-style-name="Table_20_Contents">
      <style:text-properties style:font-name="Arial" fo:font-size="9pt" fo:font-style="normal" officeooo:rsid="0048aaf8" officeooo:paragraph-rsid="005b2114" style:font-size-asian="9pt" style:font-style-asian="normal" style:font-size-complex="9pt" style:font-style-complex="normal"/>
    </style:style>
    <style:style style:name="P72" style:family="paragraph" style:parent-style-name="Table_20_Contents">
      <style:text-properties style:font-name="Arial" fo:font-size="9pt" fo:font-style="normal" officeooo:rsid="0048aaf8" officeooo:paragraph-rsid="005eec5b" style:font-size-asian="9pt" style:font-style-asian="normal" style:font-size-complex="9pt" style:font-style-complex="normal"/>
    </style:style>
    <style:style style:name="P73" style:family="paragraph" style:parent-style-name="Table_20_Contents">
      <style:text-properties style:font-name="Arial" fo:font-size="9pt" fo:font-style="normal" officeooo:rsid="0048aaf8" officeooo:paragraph-rsid="0072c96b" style:font-size-asian="9pt" style:font-style-asian="normal" style:font-size-complex="9pt" style:font-style-complex="normal"/>
    </style:style>
    <style:style style:name="P74" style:family="paragraph" style:parent-style-name="Table_20_Contents">
      <style:text-properties style:font-name="Arial" fo:font-size="9pt" fo:font-style="normal" officeooo:rsid="004de377" officeooo:paragraph-rsid="00605dc8" style:font-size-asian="9pt" style:font-style-asian="normal" style:font-size-complex="9pt" style:font-style-complex="normal"/>
    </style:style>
    <style:style style:name="P75" style:family="paragraph" style:parent-style-name="Table_20_Contents">
      <style:text-properties style:font-name="Arial" fo:font-size="9pt" fo:font-style="normal" officeooo:rsid="0023f736" officeooo:paragraph-rsid="0067888a" style:font-size-asian="9pt" style:font-style-asian="normal" style:font-size-complex="9pt" style:font-style-complex="normal"/>
    </style:style>
    <style:style style:name="P76" style:family="paragraph" style:parent-style-name="Table_20_Contents">
      <style:text-properties style:font-name="Arial" fo:font-size="9pt" fo:font-style="normal" officeooo:rsid="0023f736" officeooo:paragraph-rsid="00630ea2" style:font-size-asian="9pt" style:font-style-asian="normal" style:font-size-complex="9pt" style:font-style-complex="normal"/>
    </style:style>
    <style:style style:name="P77" style:family="paragraph" style:parent-style-name="Table_20_Contents">
      <style:text-properties style:font-name="Arial" fo:font-size="9pt" fo:font-style="normal" officeooo:rsid="008fa474" officeooo:paragraph-rsid="008fa474" style:font-size-asian="9pt" style:font-style-asian="normal" style:font-size-complex="9pt" style:font-style-complex="normal"/>
    </style:style>
    <style:style style:name="P78" style:family="paragraph" style:parent-style-name="Table_20_Contents">
      <style:text-properties style:font-name="Arial" fo:font-size="9pt" fo:font-style="normal" officeooo:rsid="00906019" officeooo:paragraph-rsid="00906019" style:font-size-asian="9pt" style:font-style-asian="normal" style:font-size-complex="9pt" style:font-style-complex="normal"/>
    </style:style>
    <style:style style:name="P79" style:family="paragraph" style:parent-style-name="Table_20_Contents">
      <style:text-properties style:font-name="Arial" fo:font-size="9pt" fo:font-style="normal" officeooo:rsid="00906019" officeooo:paragraph-rsid="0094accf" style:font-size-asian="9pt" style:font-style-asian="normal" style:font-size-complex="9pt" style:font-style-complex="normal"/>
    </style:style>
    <style:style style:name="P80" style:family="paragraph" style:parent-style-name="Table_20_Contents">
      <style:text-properties style:font-name="Arial" fo:font-size="9pt" fo:font-style="normal" officeooo:rsid="0095fab8" officeooo:paragraph-rsid="0095fab8" style:font-size-asian="9pt" style:font-style-asian="normal" style:font-size-complex="9pt" style:font-style-complex="normal"/>
    </style:style>
    <style:style style:name="P81" style:family="paragraph" style:parent-style-name="Table_20_Contents">
      <style:text-properties style:font-name="Arial" fo:font-size="9pt" fo:font-style="normal" officeooo:rsid="0096ba4d" officeooo:paragraph-rsid="0096ba4d" style:font-size-asian="9pt" style:font-style-asian="normal" style:font-size-complex="9pt" style:font-style-complex="normal"/>
    </style:style>
    <style:style style:name="P82" style:family="paragraph" style:parent-style-name="Table_20_Contents">
      <style:text-properties style:font-name="Arial" fo:font-size="9pt" fo:font-style="normal" officeooo:rsid="009c5530" officeooo:paragraph-rsid="009c5530" style:font-size-asian="9pt" style:font-style-asian="normal" style:font-size-complex="9pt" style:font-style-complex="normal"/>
    </style:style>
    <style:style style:name="P83"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84"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85" style:family="paragraph" style:parent-style-name="Table_20_Contents">
      <style:text-properties style:font-name="Arial" fo:font-size="9pt" fo:font-style="italic" officeooo:rsid="005d1af0" officeooo:paragraph-rsid="005d1af0" style:font-size-asian="9pt" style:font-style-asian="italic" style:font-size-complex="9pt" style:font-style-complex="italic"/>
    </style:style>
    <style:style style:name="P86" style:family="paragraph" style:parent-style-name="Standard">
      <style:text-properties style:font-name="Arial" officeooo:rsid="007bcb4f" officeooo:paragraph-rsid="007bcb4f"/>
    </style:style>
    <style:style style:name="P87" style:family="paragraph" style:parent-style-name="Standard" style:list-style-name="L1">
      <style:text-properties style:font-name="Arial" officeooo:rsid="001c0d2d" officeooo:paragraph-rsid="001c0d2d"/>
    </style:style>
    <style:style style:name="P88" style:family="paragraph" style:parent-style-name="Standard" style:list-style-name="L1">
      <style:text-properties style:font-name="Arial" officeooo:rsid="001c0d2d" officeooo:paragraph-rsid="001e4e0c"/>
    </style:style>
    <style:style style:name="P89" style:family="paragraph" style:parent-style-name="Table_20_Contents">
      <style:text-properties style:font-name="Arial" fo:font-size="9pt" officeooo:rsid="001a0f9b" officeooo:paragraph-rsid="001a0f9b" style:font-size-asian="9pt" style:font-size-complex="9pt"/>
    </style:style>
    <style:style style:name="P90" style:family="paragraph" style:parent-style-name="Table_20_Contents">
      <style:text-properties style:font-name="Arial" fo:font-size="9pt" officeooo:rsid="009f1169" officeooo:paragraph-rsid="009f1169" style:font-size-asian="9pt" style:font-size-complex="9pt"/>
    </style:style>
    <style:style style:name="P91" style:family="paragraph" style:parent-style-name="Table_20_Contents">
      <style:text-properties style:font-name="Arial" fo:font-size="9pt" officeooo:rsid="00a08d10" officeooo:paragraph-rsid="00a08d10" style:font-size-asian="9pt" style:font-size-complex="9pt"/>
    </style:style>
    <style:style style:name="P92" style:family="paragraph" style:parent-style-name="Table_20_Contents">
      <style:text-properties style:font-name="Arial" fo:font-size="9pt" fo:font-style="normal" officeooo:rsid="009f1169" officeooo:paragraph-rsid="009f1169" style:font-size-asian="9pt" style:font-style-asian="normal" style:font-size-complex="9pt" style:font-style-complex="normal"/>
    </style:style>
    <style:style style:name="P93" style:family="paragraph" style:parent-style-name="Table_20_Contents">
      <style:text-properties style:font-name="Arial" fo:font-size="9pt" fo:font-style="normal" officeooo:rsid="00a08d10" officeooo:paragraph-rsid="00a08d10"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fo:font-style="italic" officeooo:rsid="0067888a" style:font-style-asian="italic" style:font-style-complex="italic"/>
    </style:style>
    <style:style style:name="T5" style:family="text">
      <style:text-properties fo:font-style="italic" officeooo:rsid="0059c3c0" style:font-style-asian="italic" style:font-style-complex="italic"/>
    </style:style>
    <style:style style:name="T6" style:family="text">
      <style:text-properties fo:font-style="italic" officeooo:rsid="005eec5b" style:font-style-asian="italic" style:font-style-complex="italic"/>
    </style:style>
    <style:style style:name="T7" style:family="text">
      <style:text-properties fo:font-style="italic" officeooo:rsid="004bb9d2" style:font-style-asian="italic" style:font-style-complex="italic"/>
    </style:style>
    <style:style style:name="T8" style:family="text">
      <style:text-properties fo:font-style="italic" officeooo:rsid="004aa69c" style:font-style-asian="italic" style:font-style-complex="italic"/>
    </style:style>
    <style:style style:name="T9" style:family="text">
      <style:text-properties fo:font-style="italic" officeooo:rsid="00658357" style:font-style-asian="italic" style:font-style-complex="italic"/>
    </style:style>
    <style:style style:name="T10" style:family="text">
      <style:text-properties fo:font-style="italic" officeooo:rsid="004a8d1a" style:font-style-asian="italic" style:font-style-complex="italic"/>
    </style:style>
    <style:style style:name="T11" style:family="text">
      <style:text-properties fo:font-style="italic" officeooo:rsid="00689819" style:font-style-asian="italic" style:font-style-complex="italic"/>
    </style:style>
    <style:style style:name="T12" style:family="text">
      <style:text-properties fo:font-style="italic" officeooo:rsid="00690d01" style:font-style-asian="italic" style:font-style-complex="italic"/>
    </style:style>
    <style:style style:name="T13" style:family="text">
      <style:text-properties fo:font-style="italic" officeooo:rsid="006956f2" style:font-style-asian="italic" style:font-style-complex="italic"/>
    </style:style>
    <style:style style:name="T14" style:family="text">
      <style:text-properties fo:font-style="italic" officeooo:rsid="0069ff25" style:font-style-asian="italic" style:font-style-complex="italic"/>
    </style:style>
    <style:style style:name="T15" style:family="text">
      <style:text-properties fo:font-style="italic" officeooo:rsid="006e177b" style:font-style-asian="italic" style:font-style-complex="italic"/>
    </style:style>
    <style:style style:name="T16" style:family="text">
      <style:text-properties fo:font-style="italic" officeooo:rsid="006f2fee" style:font-style-asian="italic" style:font-style-complex="italic"/>
    </style:style>
    <style:style style:name="T17" style:family="text">
      <style:text-properties fo:font-style="italic" officeooo:rsid="006f59e8" style:font-style-asian="italic" style:font-style-complex="italic"/>
    </style:style>
    <style:style style:name="T18" style:family="text">
      <style:text-properties fo:font-style="italic" officeooo:rsid="00706186" style:font-style-asian="italic" style:font-style-complex="italic"/>
    </style:style>
    <style:style style:name="T19" style:family="text">
      <style:text-properties fo:font-style="italic" officeooo:rsid="0071a273" style:font-style-asian="italic" style:font-style-complex="italic"/>
    </style:style>
    <style:style style:name="T20" style:family="text">
      <style:text-properties fo:font-style="italic" officeooo:rsid="0072c96b" style:font-style-asian="italic" style:font-style-complex="italic"/>
    </style:style>
    <style:style style:name="T21" style:family="text">
      <style:text-properties officeooo:rsid="001c0d2d"/>
    </style:style>
    <style:style style:name="T22" style:family="text">
      <style:text-properties officeooo:rsid="001e4e0c"/>
    </style:style>
    <style:style style:name="T23" style:family="text">
      <style:text-properties officeooo:rsid="00206d88"/>
    </style:style>
    <style:style style:name="T24" style:family="text">
      <style:text-properties officeooo:rsid="00222f3c"/>
    </style:style>
    <style:style style:name="T25" style:family="text">
      <style:text-properties officeooo:rsid="0023f736"/>
    </style:style>
    <style:style style:name="T26" style:family="text">
      <style:text-properties officeooo:rsid="00396632"/>
    </style:style>
    <style:style style:name="T27" style:family="text">
      <style:text-properties officeooo:rsid="003c84ff"/>
    </style:style>
    <style:style style:name="T28" style:family="text">
      <style:text-properties officeooo:rsid="003d1463"/>
    </style:style>
    <style:style style:name="T29" style:family="text">
      <style:text-properties officeooo:rsid="0045951f"/>
    </style:style>
    <style:style style:name="T30" style:family="text">
      <style:text-properties officeooo:rsid="0045d552"/>
    </style:style>
    <style:style style:name="T31" style:family="text">
      <style:text-properties officeooo:rsid="0046f223"/>
    </style:style>
    <style:style style:name="T32" style:family="text">
      <style:text-properties officeooo:rsid="00489d1e"/>
    </style:style>
    <style:style style:name="T33" style:family="text">
      <style:text-properties officeooo:rsid="0048aaf8"/>
    </style:style>
    <style:style style:name="T34" style:family="text">
      <style:text-properties officeooo:rsid="001996e7"/>
    </style:style>
    <style:style style:name="T35" style:family="text">
      <style:text-properties officeooo:rsid="004aa69c"/>
    </style:style>
    <style:style style:name="T36" style:family="text">
      <style:text-properties officeooo:rsid="004bb9d2"/>
    </style:style>
    <style:style style:name="T37" style:family="text">
      <style:text-properties officeooo:rsid="004c3500"/>
    </style:style>
    <style:style style:name="T38" style:family="text">
      <style:text-properties officeooo:rsid="004de377"/>
    </style:style>
    <style:style style:name="T39" style:family="text">
      <style:text-properties officeooo:rsid="004ea881"/>
    </style:style>
    <style:style style:name="T40" style:family="text">
      <style:text-properties officeooo:rsid="00516c80"/>
    </style:style>
    <style:style style:name="T41" style:family="text">
      <style:text-properties officeooo:rsid="0056129d"/>
    </style:style>
    <style:style style:name="T42" style:family="text">
      <style:text-properties officeooo:rsid="00561ec3"/>
    </style:style>
    <style:style style:name="T43" style:family="text">
      <style:text-properties officeooo:rsid="0056e112"/>
    </style:style>
    <style:style style:name="T44" style:family="text">
      <style:text-properties officeooo:rsid="005798a7"/>
    </style:style>
    <style:style style:name="T45" style:family="text">
      <style:text-properties officeooo:rsid="0059c3c0"/>
    </style:style>
    <style:style style:name="T46" style:family="text">
      <style:text-properties officeooo:rsid="004a8d1a"/>
    </style:style>
    <style:style style:name="T47" style:family="text">
      <style:text-properties officeooo:rsid="0067888a"/>
    </style:style>
    <style:style style:name="T48" style:family="text">
      <style:text-properties officeooo:rsid="00689819"/>
    </style:style>
    <style:style style:name="T49" style:family="text">
      <style:text-properties officeooo:rsid="0069ff25"/>
    </style:style>
    <style:style style:name="T50" style:family="text">
      <style:text-properties officeooo:rsid="0072c96b"/>
    </style:style>
    <style:style style:name="T51" style:family="text">
      <style:text-properties officeooo:rsid="0074c39b"/>
    </style:style>
    <style:style style:name="T52" style:family="text">
      <style:text-properties officeooo:rsid="007742b8"/>
    </style:style>
    <style:style style:name="T53" style:family="text">
      <style:text-properties officeooo:rsid="007d9e22"/>
    </style:style>
    <style:style style:name="T54" style:family="text">
      <style:text-properties officeooo:rsid="007e741e"/>
    </style:style>
    <style:style style:name="T55" style:family="text">
      <style:text-properties officeooo:rsid="008092e7"/>
    </style:style>
    <style:style style:name="T56" style:family="text">
      <style:text-properties officeooo:rsid="00846fd8"/>
    </style:style>
    <style:style style:name="T57" style:family="text">
      <style:text-properties officeooo:rsid="0085fe33"/>
    </style:style>
    <style:style style:name="T58" style:family="text">
      <style:text-properties officeooo:rsid="0086e0d2"/>
    </style:style>
    <style:style style:name="T59" style:family="text">
      <style:text-properties officeooo:rsid="008b0262"/>
    </style:style>
    <style:style style:name="T60" style:family="text">
      <style:text-properties officeooo:rsid="008da47d"/>
    </style:style>
    <style:style style:name="T61" style:family="text">
      <style:text-properties officeooo:rsid="00913108"/>
    </style:style>
    <style:style style:name="T62" style:family="text">
      <style:text-properties officeooo:rsid="0096ba4d"/>
    </style:style>
    <style:style style:name="T63" style:family="text">
      <style:text-properties officeooo:rsid="0097d665"/>
    </style:style>
    <style:style style:name="T64" style:family="text">
      <style:text-properties officeooo:rsid="0099a1e2"/>
    </style:style>
    <style:style style:name="T65" style:family="text">
      <style:text-properties officeooo:rsid="009a9783"/>
    </style:style>
    <style:style style:name="T66" style:family="text">
      <style:text-properties officeooo:rsid="009c5530"/>
    </style:style>
    <style:style style:name="T67" style:family="text">
      <style:text-properties officeooo:rsid="009c7e1d"/>
    </style:style>
    <style:style style:name="T68" style:family="text">
      <style:text-properties fo:font-weight="bold" style:font-weight-asian="bold" style:font-weight-complex="bold"/>
    </style:style>
    <style:style style:name="T69" style:family="text">
      <style:text-properties fo:font-weight="bold" officeooo:rsid="001e4e0c"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0">Mecha Game</text:span> Design Document</text:p>
      <text:p text:style-name="P9">By Kayne Ruse, KR Game Studios</text:p>
      <text:p text:style-name="P2"/>
      <text:p text:style-name="P7">Rules</text:p>
      <text:p text:style-name="P2"/>
      <text:p text:style-name="P3">The game takes place on a <text:span text:style-name="T51">5</text:span>*<text:span text:style-name="T51">5</text:span> grid. Players start the game with a deck of 40 cards, with no more than <text:span text:style-name="T52">3</text:span> copies of any one card. Players draw <text:span text:style-name="T59">7</text:span> cards, then take turns by placing certain cards on <text:span text:style-name="T24">the closest row of the board, known as the entry zone</text:span>. <text:span text:style-name="T23">If there are no empty spaces in the entry zone, then the player cannot play a new card. The goal of the game is to attack your opponent directly.</text:span></text:p>
      <text:p text:style-name="P2"/>
      <text:p text:style-name="P6"><text:span text:style-name="T21">Tower cards generally cannot move, but provide “bandwidth”, which can be used to play and control Mecha </text:span>cards<text:span text:style-name="T21">. Players begin their turn with bandwidth equal to the amount of bandwidth granted by their towers, and may spend any amount of bandwidth each turn to either play, move or attack with their cards according to the card's cost. A player may have any number of cards named Radio Tower in their deck.</text:span></text:p>
      <text:p text:style-name="P5"/>
      <text:p text:style-name="P86">Mechas are cards which act as playing pieces. Players may spend their available bandwidth to play a Mecha in their entry zone, or to move a mecha which has not previously moved that turn. If an ability would allow a mecha to move more than once in a turn, then the player must still spend available bandwidth to do so.</text:p>
      <text:p text:style-name="P6"/>
      <text:p text:style-name="P17">Mechas may only move one cardinal space at a time. If a mecha can move more than one space, such as with the “speed” ability, then they must move <text:span text:style-name="T54">along each space </text:span>one at a time, and they cannot pass through other mechas or towers.</text:p>
      <text:p text:style-name="P4"/>
      <text:p text:style-name="P5">Command cards are cards with miscellaneous abilities, <text:span text:style-name="T53">and they can be played at any time.</text:span></text:p>
      <text:p text:style-name="P2"/>
      <text:p text:style-name="P18">When combat between <text:span text:style-name="T36">m</text:span>echas is initiated, the attacker's power is subtracted from the defender's durability. When a <text:span text:style-name="T36">m</text:span>echa's durability reaches zero, it is destroyed and discarded. <text:span text:style-name="T60">If an opposing mecha moves out of range of one of yours, you may have your mecha attack theirs for free.</text:span></text:p>
      <text:p text:style-name="P2"/>
      <text:p text:style-name="P7">Phases of a Turn</text:p>
      <text:p text:style-name="P2"/>
      <text:list xml:id="list8520782324324749196" text:style-name="L1">
        <text:list-item>
          <text:p text:style-name="P87">Start Phase <text:span text:style-name="T22">(Do nothing unless told otherwise)</text:span></text:p>
        </text:list-item>
        <text:list-item>
          <text:p text:style-name="P87">Draw Phase <text:span text:style-name="T22">(Draw a card)</text:span></text:p>
        </text:list-item>
        <text:list-item>
          <text:p text:style-name="P87">Main Phase <text:span text:style-name="T22">(Play cards, move, etc)</text:span></text:p>
        </text:list-item>
        <text:list-item>
          <text:p text:style-name="P87">Attack Phase</text:p>
        </text:list-item>
        <text:list-item>
          <text:p text:style-name="P88">End Phase <text:span text:style-name="T22">(Do nothing unless told otherwise)</text:span></text:p>
        </text:list-item>
      </text:list>
      <text:p text:style-name="P1"/>
      <text:p text:style-name="P20">Types of Counters</text:p>
      <text:p text:style-name="P12"/>
      <text:p text:style-name="P12">Various cards on the battlefield may have different types of “counters” on them. These counters mark various properties as listed below.</text:p>
      <text:p text:style-name="P12"/>
      <text:p text:style-name="P10">Durability</text:p>
      <text:p text:style-name="P12"/>
      <text:p text:style-name="P12">Durability counters represent how much damage a unit can take before being destroyed. When another unit attacks with a power of X, then you remove X counters from <text:span text:style-name="T31">this</text:span> unit. When the number of durability counters on any unit drops to zero, the unit is destroyed and discarded.</text:p>
      <text:p text:style-name="P12"/>
      <text:p text:style-name="P10">Armour</text:p>
      <text:p text:style-name="P12"/>
      <text:p text:style-name="P12">Armour counters protect a unit's durability. Each time a unit is attacked, if it has armour counters, remove one armour counter instead of any durability counters. Therefore, a unit with two armour counters can be attacked twice before taking damage.</text:p>
      <text:p text:style-name="P12"/>
      <text:p text:style-name="P10">Time</text:p>
      <text:p text:style-name="P12"/>
      <text:p text:style-name="P12">Time counters represent the amount of time remaining before some action takes place. If a permanent you control has a time counter at the beginning of <text:span text:style-name="T55">your</text:span> turn, then remove one time counter.</text:p>
      <text:p text:style-name="P20">List of Keyword Mechanics</text:p>
      <text:p text:style-name="P12"/>
      <text:p text:style-name="P12">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33">Multiple instances of certain keywords are redundant.</text:span></text:p>
      <text:p text:style-name="P12"/>
      <text:p text:style-name="P10">Armour X</text:p>
      <text:p text:style-name="P12"/>
      <text:p text:style-name="P12">If a permanent has the Armour ability, then it enters the battlefield with X Armour counters. Remove one Armour counter each time that permanent is attacked rather than having that permanent take damage.</text:p>
      <text:p text:style-name="P12"/>
      <text:p text:style-name="P10">Pierce</text:p>
      <text:p text:style-name="P12"/>
      <text:p text:style-name="P12">Pierce is the opposite of Armour, allowing an attacker to ignore Armour counters. Instead of removing an Armour counter from the target of an attack, remove durability counters as normal.</text:p>
      <text:p text:style-name="P12"/>
      <text:p text:style-name="P10">Flight</text:p>
      <text:p text:style-name="P12"/>
      <text:p text:style-name="P12">Flight represents units with some kind of areal movement. They cannot be attacked by other units unless the attacker also has Flight or Reach. Flight also allows a unit which is travelling more than one space to bypass intermediate obstacle<text:span text:style-name="T29">s, such as towers and other mechas, but the destination space must be free.</text:span></text:p>
      <text:p text:style-name="P19"/>
      <text:p text:style-name="P10">Reach</text:p>
      <text:p text:style-name="P12"/>
      <text:p text:style-name="P13">Reach Allows you to attack units with Flight.</text:p>
      <text:p text:style-name="P12"/>
      <text:p text:style-name="P10">Speed X</text:p>
      <text:p text:style-name="P12"/>
      <text:p text:style-name="P13">Speed represents the distance a unit can move. All units normally have a movement distance of 1, but a unit with Speed 3 can move up to three spaces <text:span text:style-name="T56">in a turn, one at a time</text:span>. They can also change directions mid travel.</text:p>
      <text:p text:style-name="P12"/>
      <text:p text:style-name="P10">Range <text:span text:style-name="T30">X</text:span></text:p>
      <text:p text:style-name="P12"/>
      <text:p text:style-name="P15">Range represents the distance that a unit can attack. Normally, a unit can <text:span text:style-name="T58">only </text:span>attack neighbouring units, but an attacker with Range can attack up to X spaces away. <text:span text:style-name="T57">When counting spaces for Range, count in cardinal directions only; therefore attacking diagonally requires Range 2.</text:span></text:p>
      <text:p text:style-name="P14"/>
      <text:p text:style-name="P11">Provide Xu</text:p>
      <text:p text:style-name="P16"/>
      <text:p text:style-name="P16">Not strictly a keyword, but Towers provide a number of units ('u' for short) towards your total “bandwid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9-18T18:56:54.648000000</dc:date>
    <meta:editing-duration>P1DT13H9M22S</meta:editing-duration>
    <meta:editing-cycles>123</meta:editing-cycles>
    <meta:generator>LibreOffice/5.0.4.2$Windows_x86 LibreOffice_project/2b9802c1994aa0b7dc6079e128979269cf95bc78</meta:generator>
    <meta:document-statistic meta:table-count="0" meta:image-count="0" meta:object-count="0" meta:page-count="3" meta:paragraph-count="39" meta:word-count="817" meta:character-count="4627" meta:non-whitespace-character-count="3853"/>
  </office:meta>
</office:document-meta>
</file>